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1486in" style:rel-column-width="10869*"/>
    </style:style>
    <style:style style:name="Table1.C" style:family="table-column">
      <style:table-column-properties style:column-width="2.3139in" style:rel-column-width="21897*"/>
    </style:style>
    <style:style style:name="Table1.D" style:family="table-column">
      <style:table-column-properties style:column-width="1.7313in" style:rel-column-width="1638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1.1278in" style:rel-column-width="10672*"/>
    </style:style>
    <style:style style:name="Table2.B" style:family="table-column">
      <style:table-column-properties style:column-width="2.3347in" style:rel-column-width="22094*"/>
    </style:style>
    <style:style style:name="Table2.C"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row">
      <style:table-row-properties style:min-row-height="0.1063in"/>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style:text-line-through-style="none" style:text-line-through-type="none" fo:font-size="14pt" fo:font-weight="normal" officeooo:rsid="00119ec8" officeooo:paragraph-rsid="00119ec8"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style:text-line-through-style="none" style:text-line-through-type="none" fo:font-size="14pt" fo:font-weight="normal" officeooo:rsid="00120d27" officeooo:paragraph-rsid="00120d27"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text-line-through-style="none" style:text-line-through-type="none" fo:font-size="14pt" fo:font-weight="normal" officeooo:rsid="00119ec8" officeooo:paragraph-rsid="00119ec8" fo:background-color="#fff200"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text-line-through-style="none" style:text-line-through-type="none" fo:font-size="14pt" fo:font-weight="bold" officeooo:rsid="00120d27" officeooo:paragraph-rsid="00120d27"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officeooo:rsid="0006e4af" officeooo:paragraph-rsid="0006e4af" style:font-size-asian="14pt" style:font-size-complex="14pt"/>
    </style:style>
    <style:style style:name="P6" style:family="paragraph" style:parent-style-name="Standard">
      <style:paragraph-properties fo:text-align="justify" style:justify-single-word="false"/>
      <style:text-properties fo:font-size="14pt" officeooo:rsid="00087f9b" officeooo:paragraph-rsid="00087f9b" style:font-size-asian="14pt" style:font-size-complex="14pt"/>
    </style:style>
    <style:style style:name="P7" style:family="paragraph" style:parent-style-name="Standard">
      <style:paragraph-properties fo:text-align="justify" style:justify-single-word="false"/>
      <style:text-properties fo:font-size="14pt" officeooo:rsid="000b1675" officeooo:paragraph-rsid="000b1675" style:font-size-asian="14pt" style:font-size-complex="14pt"/>
    </style:style>
    <style:style style:name="P8" style:family="paragraph" style:parent-style-name="Standard">
      <style:paragraph-properties fo:text-align="justify" style:justify-single-word="false"/>
      <style:text-properties fo:font-size="14pt" officeooo:rsid="000e68a5" officeooo:paragraph-rsid="000e68a5" style:font-size-asian="14pt" style:font-size-complex="14pt"/>
    </style:style>
    <style:style style:name="P9" style:family="paragraph" style:parent-style-name="Standard">
      <style:paragraph-properties fo:text-align="justify" style:justify-single-word="false"/>
      <style:text-properties fo:font-size="14pt" officeooo:rsid="00103410" officeooo:paragraph-rsid="00103410" style:font-size-asian="14pt" style:font-size-complex="14pt"/>
    </style:style>
    <style:style style:name="P10" style:family="paragraph" style:parent-style-name="Standard">
      <style:paragraph-properties fo:text-align="justify" style:justify-single-word="false"/>
      <style:text-properties fo:font-size="14pt" officeooo:rsid="0010e9e3" officeooo:paragraph-rsid="0010e9e3" style:font-size-asian="14pt" style:font-size-complex="14pt"/>
    </style:style>
    <style:style style:name="P11" style:family="paragraph" style:parent-style-name="Standard">
      <style:paragraph-properties fo:text-align="justify" style:justify-single-word="false"/>
      <style:text-properties fo:font-size="14pt" fo:font-weight="bold" officeooo:rsid="0006e4af" officeooo:paragraph-rsid="0006e4af"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0e68a5" officeooo:paragraph-rsid="000e68a5"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0e9e3" officeooo:paragraph-rsid="0010e9e3"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0b1675" officeooo:paragraph-rsid="000b1675"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weight="normal" officeooo:rsid="00119ec8" officeooo:paragraph-rsid="00119ec8" style:font-size-asian="14pt" style:font-weight-asian="normal" style:font-size-complex="14pt" style:font-weight-complex="normal"/>
    </style:style>
    <style:style style:name="P16"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87f9b" officeooo:paragraph-rsid="00087f9b" style:font-size-asian="14pt" style:font-style-asian="normal" style:font-weight-asian="normal" style:font-size-complex="14pt" style:font-style-complex="normal" style:font-weight-complex="normal" style:text-overline-style="none" style:text-overline-color="font-color"/>
    </style:style>
    <style:style style:name="P1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0b1675" style:font-size-asian="14pt" style:font-style-asian="normal" style:font-weight-asian="normal" style:font-size-complex="14pt" style:font-style-complex="normal" style:font-weight-complex="normal" style:text-overline-style="none" style:text-overline-color="font-color"/>
    </style:style>
    <style:style style:name="P1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b1675" officeooo:paragraph-rsid="000b1675" style:font-size-asian="14pt" style:font-style-asian="normal" style:font-weight-asian="normal" style:font-size-complex="14pt" style:font-style-complex="normal" style:font-weight-complex="normal" style:text-overline-style="none" style:text-overline-color="font-color"/>
    </style:style>
    <style:style style:name="P2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c8721" officeooo:paragraph-rsid="000c8721" style:font-size-asian="14pt" style:font-style-asian="normal" style:font-weight-asian="normal" style:font-size-complex="14pt" style:font-style-complex="normal" style:font-weight-complex="normal" style:text-overline-style="none" style:text-overline-color="font-color"/>
    </style:style>
    <style:style style:name="P21"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4pt" fo:font-style="italic" fo:text-shadow="none" style:text-underline-style="none" fo:font-weight="normal" officeooo:rsid="000b1675" officeooo:paragraph-rsid="000b1675" style:font-size-asian="14pt" style:font-style-asian="italic" style:font-weight-asian="normal" style:font-size-complex="14pt" style:font-style-complex="italic" style:font-weight-complex="normal" style:text-overline-style="none" style:text-overline-color="font-color"/>
    </style:style>
    <style:style style:name="T1" style:family="text">
      <style:text-properties officeooo:rsid="00087f9b"/>
    </style:style>
    <style:style style:name="T2" style:family="text">
      <style:text-properties style:font-name="Liberation Serif1"/>
    </style:style>
    <style:style style:name="T3" style:family="text">
      <style:text-properties officeooo:rsid="000b1675"/>
    </style:style>
    <style:style style:name="T4" style:family="text">
      <style:text-properties fo:font-style="italic" officeooo:rsid="000b1675" style:font-style-asian="italic" style:font-style-complex="italic"/>
    </style:style>
    <style:style style:name="T5" style:family="text">
      <style:text-properties officeooo:rsid="000c8721"/>
    </style:style>
    <style:style style:name="T6" style:family="text">
      <style:text-properties officeooo:rsid="000e68a5"/>
    </style:style>
    <style:style style:name="T7" style:family="text">
      <style:text-properties fo:font-weight="bold" style:font-weight-asian="bold" style:font-weight-complex="bold"/>
    </style:style>
    <style:style style:name="T8" style:family="text">
      <style:text-properties style:text-line-through-style="solid" style:text-line-through-type="single"/>
    </style:style>
    <style:style style:name="T9" style:family="text">
      <style:text-properties style:text-line-through-style="solid" style:text-line-through-type="single" fo:font-weight="bold" style:font-weight-asian="bold" style:font-weight-complex="bold"/>
    </style:style>
    <style:style style:name="T10" style:family="text">
      <style:text-properties style:text-line-through-style="none" style:text-line-through-type="none"/>
    </style:style>
    <style:style style:name="T11" style:family="text">
      <style:text-properties style:text-line-through-style="none" style:text-line-through-type="none"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John is interested in tracking weather conditions in his garden. To accomplish this, he has set up some weather instruments connected to a Raspberry Pi that makes HTTP <text:s/>calls from time to time with various matrices.</text:p>
      <text:p text:style-name="P5"/>
      <text:p text:style-name="P11">Assumptions-</text:p>
      <text:p text:style-name="P5">Because the server and the raspberry Pi are on john’s home network, assume that the callers are authorized implicitly; you need not to worry about any users, passwords or authentication.</text:p>
      <text:p text:style-name="P5">When your server starts, it must have a clean state with no measurements in it. All data it records must resides solely in your server’s process memory and will be lost when it is terminated</text:p>
      <text:p text:style-name="P5">Http bindings and models have been implemented for you. No additional changes to them are necessary, though you are free to make them.</text:p>
      <text:p text:style-name="P5"/>
      <text:p text:style-name="P5"><text:span text:style-name="T7">Matrices-</text:span></text:p>
      <text:p text:style-name="P5">As time goes on,john will buy new instruments to plug into his Raspberry Pi. Furthermore,some <text:s/>of the instruments he has already installed sometimes malfunction and stop reporting matrices. To handle this ,john has programmed his <text:span text:style-name="T1">Raspberry</text:span> Pi to very <text:span text:style-name="T1">fault-tolerant</text:span> and send a measurement whether or not a given instrument has reported a metric. His code will always report the time accurately and at proper intervals, but the other <text:span text:style-name="T1">matrices</text:span> may not always be reported.</text:p>
      <text:p text:style-name="P5"/>
      <text:p text:style-name="P5">The instruments plugged into the <text:span text:style-name="T1">Raspberry</text:span> Pi will always report their <text:span text:style-name="T1">matrices</text:span> as floating-point numbers. This includes instruments that have not been plugged in yet.</text:p>
      <text:p text:style-name="P5"/>
      <text:p text:style-name="P6">On day one,John has installed instruments <text:s/>that instruments that report the following metric. keep in mind that he may install new ones in the futur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6">Metric Name</text:p>
          </table:table-cell>
          <table:table-cell table:style-name="Table1.A1" office:value-type="string">
            <text:p text:style-name="P16">Type</text:p>
          </table:table-cell>
          <table:table-cell table:style-name="Table1.A1" office:value-type="string">
            <text:p text:style-name="P16">Example</text:p>
          </table:table-cell>
          <table:table-cell table:style-name="Table1.D1" office:value-type="string">
            <text:p text:style-name="P16">Notes</text:p>
          </table:table-cell>
        </table:table-row>
        <table:table-row>
          <table:table-cell table:style-name="Table1.A2" office:value-type="string">
            <text:p text:style-name="P16">timestamp</text:p>
          </table:table-cell>
          <table:table-cell table:style-name="Table1.A2" office:value-type="string">
            <text:p text:style-name="P16">DateTime</text:p>
          </table:table-cell>
          <table:table-cell table:style-name="Table1.A2" office:value-type="string">
            <text:p text:style-name="P17">“<text:span text:style-name="T1">2015-09-01T16:00:00.000z</text:span>”</text:p>
          </table:table-cell>
          <table:table-cell table:style-name="Table1.D2" office:value-type="string">
            <text:p text:style-name="P16">Always sent as an ISO-8061 string in UTC</text:p>
          </table:table-cell>
        </table:table-row>
        <table:table-row>
          <table:table-cell table:style-name="Table1.A2" office:value-type="string">
            <text:p text:style-name="P16">tempreture</text:p>
          </table:table-cell>
          <table:table-cell table:style-name="Table1.A2" office:value-type="string">
            <text:p text:style-name="P16">float</text:p>
          </table:table-cell>
          <table:table-cell table:style-name="Table1.A2" office:value-type="string">
            <text:p text:style-name="P16">22.4</text:p>
          </table:table-cell>
          <table:table-cell table:style-name="Table1.D2" office:value-type="string">
            <text:p text:style-name="P16">In <text:span text:style-name="T2">º</text:span> C</text:p>
          </table:table-cell>
        </table:table-row>
        <table:table-row>
          <table:table-cell table:style-name="Table1.A2" office:value-type="string">
            <text:p text:style-name="P16">dewpoint</text:p>
          </table:table-cell>
          <table:table-cell table:style-name="Table1.A2" office:value-type="string">
            <text:p text:style-name="P16">float</text:p>
          </table:table-cell>
          <table:table-cell table:style-name="Table1.A2" office:value-type="string">
            <text:p text:style-name="P16">18.6</text:p>
          </table:table-cell>
          <table:table-cell table:style-name="Table1.D2" office:value-type="string">
            <text:p text:style-name="P16">In <text:span text:style-name="T2">º</text:span> C</text:p>
          </table:table-cell>
        </table:table-row>
        <table:table-row>
          <table:table-cell table:style-name="Table1.A2" office:value-type="string">
            <text:p text:style-name="P16">precipitation</text:p>
          </table:table-cell>
          <table:table-cell table:style-name="Table1.A2" office:value-type="string">
            <text:p text:style-name="P16">float</text:p>
          </table:table-cell>
          <table:table-cell table:style-name="Table1.A2" office:value-type="string">
            <text:p text:style-name="P16">142.2</text:p>
          </table:table-cell>
          <table:table-cell table:style-name="Table1.D2" office:value-type="string">
            <text:p text:style-name="P16">In <text:span text:style-name="T2"><text:s/>mm</text:span></text:p>
          </table:table-cell>
        </table:table-row>
        <table:table-row>
          <table:table-cell table:style-name="Table1.A2" office:value-type="string">
            <text:p text:style-name="P17">...<text:span text:style-name="T1">etc</text:span></text:p>
          </table:table-cell>
          <table:table-cell table:style-name="Table1.A2" office:value-type="string">
            <text:p text:style-name="P16">float</text:p>
          </table:table-cell>
          <table:table-cell table:style-name="Table1.A2" office:value-type="string">
            <text:p text:style-name="P16">1234.56</text:p>
          </table:table-cell>
          <table:table-cell table:style-name="Table1.D2" office:value-type="string">
            <text:p text:style-name="P16">Interpretation depends on instrument</text:p>
          </table:table-cell>
        </table:table-row>
      </table:table>
      <text:p text:style-name="P6"/>
      <text:p text:style-name="P6"><text:soft-page-break/></text:p>
      <text:p text:style-name="P6"/>
      <text:p text:style-name="P14">REST API</text:p>
      <text:p text:style-name="P1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Method</text:p>
          </table:table-cell>
          <table:table-cell table:style-name="Table2.A1" office:value-type="string">
            <text:p text:style-name="P19">Path</text:p>
          </table:table-cell>
          <table:table-cell table:style-name="Table2.A1" office:value-type="string">
            <text:p text:style-name="P19">Request Body </text:p>
          </table:table-cell>
          <table:table-cell table:style-name="Table2.D1" office:value-type="string">
            <text:p text:style-name="P19">Response Body</text:p>
          </table:table-cell>
        </table:table-row>
        <table:table-row>
          <table:table-cell table:style-name="Table2.A2" office:value-type="string">
            <text:p text:style-name="P19">POST</text:p>
          </table:table-cell>
          <table:table-cell table:style-name="Table2.A2" office:value-type="string">
            <text:p text:style-name="P19">/measurements</text:p>
          </table:table-cell>
          <table:table-cell table:style-name="Table2.A2" office:value-type="string">
            <text:p text:style-name="P19">Measurement</text:p>
          </table:table-cell>
          <table:table-cell table:style-name="Table2.D2" office:value-type="string">
            <text:p text:style-name="P19">(none)</text:p>
          </table:table-cell>
        </table:table-row>
        <table:table-row>
          <table:table-cell table:style-name="Table2.A2" office:value-type="string">
            <text:p text:style-name="P19">GET</text:p>
          </table:table-cell>
          <table:table-cell table:style-name="Table2.A2" office:value-type="string">
            <text:p text:style-name="P18">/<text:span text:style-name="T3">m</text:span><text:span text:style-name="T4">easurements /</text:span><text:span text:style-name="T3">: timestamp</text:span></text:p>
          </table:table-cell>
          <table:table-cell table:style-name="Table2.A2" office:value-type="string">
            <text:p text:style-name="P19">(none)</text:p>
          </table:table-cell>
          <table:table-cell table:style-name="Table2.D2" office:value-type="string">
            <text:p text:style-name="P21">Measurement</text:p>
          </table:table-cell>
        </table:table-row>
        <table:table-row table:style-name="Table2.4">
          <table:table-cell table:style-name="Table2.A2" office:value-type="string">
            <text:p text:style-name="P19">G<text:span text:style-name="T6">E</text:span>T</text:p>
          </table:table-cell>
          <table:table-cell table:style-name="Table2.A2" office:value-type="string">
            <text:p text:style-name="P19">/stats 1</text:p>
          </table:table-cell>
          <table:table-cell table:style-name="Table2.A2" office:value-type="string">
            <text:p text:style-name="P19">(none)</text:p>
          </table:table-cell>
          <table:table-cell table:style-name="Table2.D2" office:value-type="string">
            <text:p text:style-name="P19">Statistics[]</text:p>
          </table:table-cell>
        </table:table-row>
      </table:table>
      <text:p text:style-name="P7"/>
      <text:p text:style-name="P6"/>
      <text:p text:style-name="P7">1 <text:s text:c="2"/>The /stats endpoint accepts query parameters for its request. These parameters are:</text:p>
      <text:p text:style-name="P7"/>
      <table:table table:name="Table3" table:style-name="Table3">
        <table:table-column table:style-name="Table3.A" table:number-columns-repeated="3"/>
        <table:table-row>
          <table:table-cell table:style-name="Table3.A1" office:value-type="string">
            <text:p text:style-name="P19">Parameter </text:p>
          </table:table-cell>
          <table:table-cell table:style-name="Table3.A1" office:value-type="string">
            <text:p text:style-name="P19">Indicates</text:p>
          </table:table-cell>
          <table:table-cell table:style-name="Table3.C1" office:value-type="string">
            <text:p text:style-name="P19">Notes</text:p>
          </table:table-cell>
        </table:table-row>
        <table:table-row>
          <table:table-cell table:style-name="Table3.A2" office:value-type="string">
            <text:p text:style-name="P19">Stat</text:p>
          </table:table-cell>
          <table:table-cell table:style-name="Table3.A2" office:value-type="string">
            <text:p text:style-name="P19">Which statistic to compute</text:p>
          </table:table-cell>
          <table:table-cell table:style-name="Table3.C2" office:value-type="string">
            <text:p text:style-name="P19">can be repeated for ore than one statistic</text:p>
          </table:table-cell>
        </table:table-row>
        <table:table-row>
          <table:table-cell table:style-name="Table3.A2" office:value-type="string">
            <text:p text:style-name="P19">metric</text:p>
          </table:table-cell>
          <table:table-cell table:style-name="Table3.A2" office:value-type="string">
            <text:p text:style-name="P19">Which statistic to compute the statistics for</text:p>
          </table:table-cell>
          <table:table-cell table:style-name="Table3.C2" office:value-type="string">
            <text:p text:style-name="P19">can be repeated for ore than one <text:span text:style-name="T5">metric</text:span></text:p>
          </table:table-cell>
        </table:table-row>
        <table:table-row>
          <table:table-cell table:style-name="Table3.A2" office:value-type="string">
            <text:p text:style-name="P19">fromDateTime</text:p>
          </table:table-cell>
          <table:table-cell table:style-name="Table3.A2" office:value-type="string">
            <text:p text:style-name="P20">The inclusive minimum date and time of the range</text:p>
          </table:table-cell>
          <table:table-cell table:style-name="Table3.C2" office:value-type="string">
            <text:p text:style-name="P20">In UTC ,ISO-8061 format</text:p>
          </table:table-cell>
        </table:table-row>
        <table:table-row>
          <table:table-cell table:style-name="Table3.A2" office:value-type="string">
            <text:p text:style-name="P19">toDateTime</text:p>
          </table:table-cell>
          <table:table-cell table:style-name="Table3.A2" office:value-type="string">
            <text:p text:style-name="P20">The exclusive maximum date and time of the range</text:p>
          </table:table-cell>
          <table:table-cell table:style-name="Table3.C2" office:value-type="string">
            <text:p text:style-name="P20">In UTC ,ISO-8061 format</text:p>
          </table:table-cell>
        </table:table-row>
        <table:table-row>
          <table:table-cell table:style-name="Table3.A2" office:value-type="string">
            <text:p text:style-name="P19">fromDateTime</text:p>
          </table:table-cell>
          <table:table-cell table:style-name="Table3.A2" office:value-type="string">
            <text:p text:style-name="P20">The inclusive minimum date and time of the range</text:p>
          </table:table-cell>
          <table:table-cell table:style-name="Table3.C2" office:value-type="string">
            <text:p text:style-name="P20">In UTC ,ISO-8061 format</text:p>
          </table:table-cell>
        </table:table-row>
        <table:table-row>
          <table:table-cell table:style-name="Table3.A2" office:value-type="string">
            <text:p text:style-name="P19">toDateTime</text:p>
          </table:table-cell>
          <table:table-cell table:style-name="Table3.A2" office:value-type="string">
            <text:p text:style-name="P20">The exclusive maximum date and time of the range</text:p>
          </table:table-cell>
          <table:table-cell table:style-name="Table3.C2" office:value-type="string">
            <text:p text:style-name="P20">In UTC ,ISO-8061 format</text:p>
          </table:table-cell>
        </table:table-row>
      </table:table>
      <text:p text:style-name="P6"/>
      <text:p text:style-name="P6"/>
      <text:p text:style-name="P12"/>
      <text:p text:style-name="P12"/>
      <text:p text:style-name="P12"/>
      <text:p text:style-name="P12">Acceptance Tests</text:p>
      <text:p text:style-name="P8"/>
      <text:p text:style-name="P8">your objective is to implement the service interfaces provided that support the HTTP bindings. The overall system must pass the acceptance tests (ATs) found in feature/**/*.feature.</text:p>
      <text:p text:style-name="P8"/>
      <text:p text:style-name="P8"><text:soft-page-break/>For each scenario your server will be started ,prepared according to the background and given steps, tested according to when and then steps, and then shut down. Therefore, each scenario will test from a clean slate.</text:p>
      <text:p text:style-name="P8"/>
      <text:p text:style-name="P9">You are provided and automatic integration test suite to evaluate your solution against the Ats. Refer to README.md for details on how to invoke it.</text:p>
      <text:p text:style-name="P9"/>
      <text:p text:style-name="P10"><text:span text:style-name="T7">As a part of your evaluation ,</text:span> add at least one new scenario to the feature files provided. So i can find your new scenarios, please tag them with <text:span text:style-name="T7">@new.</text:span></text:p>
      <text:p text:style-name="P13"/>
      <text:p text:style-name="P15">You may also modify the features provided.However, doing so does not change the specification tou will be evaluated against. If you wish to edit these files, I recommend you <text:s/>craeate a copy of the feature files using the terminal:</text:p>
      <text:p text:style-name="P1"/>
      <text:p text:style-name="P3">$ cp --r features <text:s text:c="3"/>features—backup</text:p>
      <text:p text:style-name="P1"/>
      <text:p text:style-name="P2">you can add a @skip tag to any feature or scenario to skip it.</text:p>
      <text:p text:style-name="P4"/>
      <text:p text:style-name="P4">@skip</text:p>
      <text:p text:style-name="P2">Feature: This is a feature with somw scenario in it.</text:p>
      <text:p text:style-name="P2"/>
      <text:p text:style-name="P2">Scenario:This scenario will not be run because its parent feature has the skip tag</text:p>
      <text:p text:style-name="P2"/>
      <text:p text:style-name="P2">Scenario: This scenario will not be run either</text:p>
      <text:p text:style-name="P2"/>
      <text:p text:style-name="P2">Feature: This is a feature with some scenarios in it</text:p>
      <text:p text:style-name="P2"/>
      <text:p text:style-name="P4">@skip</text:p>
      <text:p text:style-name="P2">scenario:This scenario will not be run because it has the skip tag</text:p>
      <text:p text:style-name="P2"/>
      <text:p text:style-name="P2">scenario: This scenario will be run as normal</text:p>
      <text:p text:style-name="P2"/>
      <text:p text:style-name="P2"/>
      <text:p text:style-name="P2">Before submitting your solution, be sure to run the intregation test suite with the original specifications against your code in the browser terminal. Doing so is the vest way to ensure your code performs as you expect during eval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20:53:19.534260998</meta:creation-date>
    <dc:date>2019-07-20T16:18:54.684007266</dc:date>
    <meta:editing-duration>PT47M45S</meta:editing-duration>
    <meta:editing-cycles>11</meta:editing-cycles>
    <meta:generator>LibreOffice/6.1.5.2$Linux_X86_64 LibreOffice_project/10$Build-2</meta:generator>
    <meta:document-statistic meta:table-count="3" meta:image-count="0" meta:object-count="0" meta:page-count="3" meta:paragraph-count="89" meta:word-count="697" meta:character-count="4157" meta:non-whitespace-character-count="3539"/>
  </office:meta>
</office:document-meta>
</file>